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9.426cm" table:align="left"/>
    </style:style>
    <style:style style:name="Tabelle1.A" style:family="table-column">
      <style:table-column-properties style:column-width="3.988cm"/>
    </style:style>
    <style:style style:name="Tabelle1.B" style:family="table-column">
      <style:table-column-properties style:column-width="5.438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cm" fo:margin-right="0cm" fo:line-height="115%" fo:text-align="start" style:justify-single-word="false" fo:text-indent="0cm" style:auto-text-indent="false"/>
    </style:style>
    <style:style style:name="P4" style:family="paragraph" style:parent-style-name="Horizontal_20_Line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2">
      <style:paragraph-properties fo:text-align="start" style:justify-single-word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Preformatted_20_Text">
      <style:paragraph-properties fo:text-align="start" style:justify-single-word="false"/>
    </style:style>
    <style:style style:name="P12" style:family="paragraph" style:parent-style-name="Text_20_body" style:list-style-name="L3">
      <style:paragraph-properties fo:text-align="start" style:justify-single-word="false"/>
    </style:style>
    <style:style style:name="P13" style:family="paragraph" style:parent-style-name="Text_20_body" style:list-style-name="L4">
      <style:paragraph-properties fo:text-align="start" style:justify-single-word="false"/>
    </style:style>
    <style:style style:name="P14" style:family="paragraph" style:parent-style-name="Text_20_body" style:list-style-name="L5">
      <style:paragraph-properties fo:text-align="start" style:justify-single-word="false"/>
    </style:style>
    <style:style style:name="P15" style:family="paragraph" style:parent-style-name="Text_20_body" style:list-style-name="L6">
      <style:paragraph-properties fo:text-align="start" style:justify-single-word="false"/>
    </style:style>
    <style:style style:name="P16" style:family="paragraph" style:parent-style-name="Text_20_body" style:list-style-name="L7">
      <style:paragraph-properties fo:text-align="start" style:justify-single-word="false"/>
    </style:style>
    <style:style style:name="P17" style:family="paragraph" style:parent-style-name="Text_20_body" style:list-style-name="L8">
      <style:paragraph-properties fo:text-align="start" style:justify-single-word="false"/>
    </style:style>
    <style:style style:name="P18" style:family="paragraph" style:parent-style-name="Text_20_body" style:list-style-name="L9">
      <style:paragraph-properties fo:text-align="start" style:justify-single-word="false"/>
    </style:style>
    <style:style style:name="P19" style:family="paragraph" style:parent-style-name="Text_20_body" style:list-style-name="L10">
      <style:paragraph-properties fo:text-align="start" style:justify-single-word="false"/>
    </style:style>
    <style:style style:name="P20" style:family="paragraph" style:parent-style-name="Text_20_body" style:list-style-name="L11">
      <style:paragraph-properties fo:text-align="start" style:justify-single-word="false"/>
    </style:style>
    <style:style style:name="P21" style:family="paragraph" style:parent-style-name="Text_20_body" style:list-style-name="L12">
      <style:paragraph-properties fo:text-align="start" style:justify-single-word="false"/>
    </style:style>
    <style:style style:name="P22" style:family="paragraph" style:parent-style-name="Text_20_body" style:list-style-name="L13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Heading_20_3">
      <style:paragraph-properties fo:text-align="start" style:justify-single-word="false"/>
    </style:style>
    <style:style style:name="P25" style:family="paragraph" style:parent-style-name="Text_20_body" style:list-style-name="L14">
      <style:paragraph-properties fo:text-align="start" style:justify-single-word="false"/>
    </style:style>
    <style:style style:name="P26" style:family="paragraph" style:parent-style-name="Text_20_body" style:list-style-name="L15">
      <style:paragraph-properties fo:text-align="start" style:justify-single-word="false"/>
    </style:style>
    <style:style style:name="P27" style:family="paragraph" style:parent-style-name="Text_20_body" style:list-style-name="L16">
      <style:paragraph-properties fo:text-align="start" style:justify-single-word="false"/>
    </style:style>
    <style:style style:name="P28" style:family="paragraph" style:parent-style-name="Text_20_body" style:list-style-name="L17">
      <style:paragraph-properties fo:text-align="start" style:justify-single-word="false"/>
    </style:style>
    <style:style style:name="P29" style:family="paragraph" style:parent-style-name="Text_20_body" style:list-style-name="L18">
      <style:paragraph-properties fo:text-align="start" style:justify-single-word="false"/>
    </style:style>
    <style:style style:name="P30" style:family="paragraph" style:parent-style-name="Text_20_body" style:list-style-name="L19">
      <style:paragraph-properties fo:text-align="start" style:justify-single-word="false"/>
    </style:style>
    <style:style style:name="P31" style:family="paragraph" style:parent-style-name="Text_20_body" style:list-style-name="L20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 style:writing-mode="rl-tb"/>
    </style:style>
    <style:style style:name="P33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03fd54"/>
    </style:style>
    <style:style style:name="T2" style:family="text">
      <style:text-properties officeooo:rsid="0007c3f3"/>
    </style:style>
    <style:style style:name="T3" style:family="text">
      <style:text-properties officeooo:rsid="0009eeb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PROJEKT-DOKUMENTATION</text:h>
      <text:h text:style-name="P1" text:outline-level="1">Mission &amp; World Quest Tracking Addon</text:h>
      <text:p text:style-name="P2">Version 1.0 – Architekturgrundlage<text:line-break/><text:span text:style-name="T1">Addonname : </text:span>MyRewardTracker <text:line-break/>Interne Kurzbezeichnungen im Code</text:p>
      <text:p text:style-name="P2">Damit später alles konsistent bleibt:</text:p>
      <text:section text:style-name="Sect1" text:name="Bereich6">
        <text:p text:style-name="P3"><text:bookmark text:name="code-block-viewer Kopie 5"/>local MRT = {}</text:p>
      </text:section>
      <text:p text:style-name="P2"/>
      <text:p text:style-name="P4"/>
      <text:h text:style-name="P1" text:outline-level="1">1️⃣ PROJEKTZIEL</text:h>
      <text:p text:style-name="P2">Entwicklung eines modularen World of Warcraft Addons mit folgenden Kernfunktionen:</text:p>
      <text:h text:style-name="P5" text:outline-level="2">Hauptsystem (Phase 1–5)</text:h>
      <text:list text:style-name="L1">
        <text:list-item>
          <text:p text:style-name="P6">Vollständiges Auslesen aller Missionstisch-Missionen aller Expansionen</text:p>
        </text:list-item>
        <text:list-item>
          <text:p text:style-name="P6">Speicherung aller Missionsdaten char-spezifisch</text:p>
        </text:list-item>
        <text:list-item>
          <text:p text:style-name="P6">Speicherung relevanter Missionen accountweit</text:p>
        </text:list-item>
        <text:list-item>
          <text:p text:style-name="P6">Filterung nach:</text:p>
          <text:list>
            <text:list-item>
              <text:p text:style-name="P6">ItemID</text:p>
            </text:list-item>
            <text:list-item>
              <text:p text:style-name="P6">Gold-Mindestwert</text:p>
            </text:list-item>
            <text:list-item>
              <text:p text:style-name="P6">Currency-Mindestwert</text:p>
            </text:list-item>
            <text:list-item>
              <text:p text:style-name="P6">Optional MissionID</text:p>
            </text:list-item>
          </text:list>
        </text:list-item>
        <text:list-item>
          <text:p text:style-name="P6">Benachrichtigung nur für gefilterte Missionen</text:p>
        </text:list-item>
        <text:list-item>
          <text:p text:style-name="P6">Multi-Char Dashboard</text:p>
        </text:list-item>
      </text:list>
      <text:h text:style-name="P5" text:outline-level="2">Erweiterung (Phase 6 – Zukunft)</text:h>
      <text:list text:style-name="L2">
        <text:list-item>
          <text:p text:style-name="P7">World Quest Scanner</text:p>
        </text:list-item>
        <text:list-item>
          <text:p text:style-name="P7">World Quest Filter</text:p>
        </text:list-item>
        <text:list-item>
          <text:p text:style-name="P7">World Quest Benachrichtigung</text:p>
        </text:list-item>
        <text:list-item>
          <text:p text:style-name="P7">Keine dauerhafte Speicherung von World Quests nötig</text:p>
        </text:list-item>
      </text:list>
      <text:p text:style-name="P4"/>
      <text:h text:style-name="P1" text:outline-level="1"><text:soft-page-break/>2️⃣ ARCHITEKTUR-PRINZIP</text:h>
      <text:p text:style-name="P2">Trennung nach Verantwortlichkeit (Single Responsibility Principle):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8">Modul</text:p>
            </table:table-cell>
            <table:table-cell table:style-name="Tabelle1.A1" office:value-type="string">
              <text:p text:style-name="P8">Aufgabe</text:p>
            </table:table-cell>
          </table:table-row>
        </table:table-header-rows>
        <table:table-row>
          <table:table-cell table:style-name="Tabelle1.A1" office:value-type="string">
            <text:p text:style-name="P9">Core</text:p>
          </table:table-cell>
          <table:table-cell table:style-name="Tabelle1.A1" office:value-type="string">
            <text:p text:style-name="P9">Initialisierung &amp; Koordination</text:p>
          </table:table-cell>
        </table:table-row>
        <table:table-row>
          <table:table-cell table:style-name="Tabelle1.A1" office:value-type="string">
            <text:p text:style-name="P9">Scanner_Missions</text:p>
          </table:table-cell>
          <table:table-cell table:style-name="Tabelle1.A1" office:value-type="string">
            <text:p text:style-name="P9">Liest Mission-API</text:p>
          </table:table-cell>
        </table:table-row>
        <table:table-row>
          <table:table-cell table:style-name="Tabelle1.A1" office:value-type="string">
            <text:p text:style-name="P9">Scanner_WorldQuests</text:p>
          </table:table-cell>
          <table:table-cell table:style-name="Tabelle1.A1" office:value-type="string">
            <text:p text:style-name="P9">Liest WQ-API (später)</text:p>
          </table:table-cell>
        </table:table-row>
        <table:table-row>
          <table:table-cell table:style-name="Tabelle1.A1" office:value-type="string">
            <text:p text:style-name="P9">Storage</text:p>
          </table:table-cell>
          <table:table-cell table:style-name="Tabelle1.A1" office:value-type="string">
            <text:p text:style-name="P9">Persistente Datenspeicherung</text:p>
          </table:table-cell>
        </table:table-row>
        <table:table-row>
          <table:table-cell table:style-name="Tabelle1.A1" office:value-type="string">
            <text:p text:style-name="P9">FilterEngine</text:p>
          </table:table-cell>
          <table:table-cell table:style-name="Tabelle1.A1" office:value-type="string">
            <text:p text:style-name="P9">Bewertet Einträge</text:p>
          </table:table-cell>
        </table:table-row>
        <table:table-row>
          <table:table-cell table:style-name="Tabelle1.A1" office:value-type="string">
            <text:p text:style-name="P9">Notifier</text:p>
          </table:table-cell>
          <table:table-cell table:style-name="Tabelle1.A1" office:value-type="string">
            <text:p text:style-name="P9">Erzeugt Benachrichtigungen</text:p>
          </table:table-cell>
        </table:table-row>
        <table:table-row>
          <table:table-cell table:style-name="Tabelle1.A1" office:value-type="string">
            <text:p text:style-name="P9">UI</text:p>
          </table:table-cell>
          <table:table-cell table:style-name="Tabelle1.A1" office:value-type="string">
            <text:p text:style-name="P9">Darstellung</text:p>
          </table:table-cell>
        </table:table-row>
      </table:table>
      <text:p text:style-name="P2">Regel:<text:line-break/>Nur Scanner sprechen mit Blizzard API.<text:line-break/>Alle anderen Module arbeiten ausschließlich mit gespeicherten Daten.</text:p>
      <text:p text:style-name="P4"/>
      <text:h text:style-name="P1" text:outline-level="1">3️⃣ SYSTEM-KATEGORIEN (entscheidend für Erweiterbarkeit)</text:h>
      <text:p text:style-name="P2">Jeder Eintrag erhält einen Typ:</text:p>
      <text:section text:style-name="Sect1" text:name="code-block-viewer">
        <text:p text:style-name="P10">type = "MISSION"</text:p>
        <text:p text:style-name="P11">type = "WORLD_QUEST"</text:p>
      </text:section>
      <text:p text:style-name="P2">Dadurch wird verhindert, dass später Logik vermischt wird.</text:p>
      <text:p text:style-name="P2">FilterEngine arbeitet typ-unabhängig.</text:p>
      <text:p text:style-name="P4"/>
      <text:h text:style-name="P1" text:outline-level="1">4️⃣ DATENMODELL (final festgelegt)</text:h>
      <text:p text:style-name="P2">SavedVariable:</text:p>
      <text:section text:style-name="Sect1" text:name="Bereich1">
        <text:p text:style-name="P10"><text:bookmark text:name="code-block-viewer"/>MyAddonDB = {</text:p>
        <text:p text:style-name="P11"><text:s text:c="4"/>characters = {</text:p>
        <text:p text:style-name="P11"><text:s text:c="8"/>["CharName-Realm"] = {</text:p>
        <text:p text:style-name="P11"><text:s text:c="12"/>lastScan = 0,</text:p>
        <text:p text:style-name="P11"><text:s text:c="12"/>missionTable = {</text:p>
        <text:p text:style-name="P11"><text:s text:c="16"/>[missionID] = {</text:p>
        <text:p text:style-name="P11"><text:s text:c="20"/>type = "MISSION",</text:p>
        <text:p text:style-name="P11"><text:s text:c="20"/>expansion = garrisonType,</text:p>
        <text:p text:style-name="P11"><text:s text:c="20"/>state = "available" | "running" | "ready",</text:p>
        <text:p text:style-name="P11"><text:s text:c="20"/>startTime = 0,</text:p>
        <text:p text:style-name="P11"><text:s text:c="20"/>endTime = 0,</text:p>
        <text:p text:style-name="P11"><text:s text:c="20"/>durationSeconds = 0,</text:p>
        <text:p text:style-name="P11"><text:s text:c="20"/>inProgress = false,</text:p>
        <text:p text:style-name="P11"><text:s text:c="20"/>completed = false,</text:p>
        <text:p text:style-name="P11"><text:s text:c="20"/>name = "",</text:p>
        <text:p text:style-name="P11"><text:s text:c="20"/>level = 0,</text:p>
        <text:p text:style-name="P11"><text:s text:c="20"/>iLevel = 0,</text:p>
        <text:p text:style-name="P11"><text:s text:c="20"/>rewards = {</text:p>
        <text:p text:style-name="P11"><text:soft-page-break/><text:s text:c="24"/>{</text:p>
        <text:p text:style-name="P11"><text:s text:c="28"/>itemID = number or nil,</text:p>
        <text:p text:style-name="P11"><text:s text:c="28"/>currencyID = number or nil,</text:p>
        <text:p text:style-name="P11"><text:s text:c="28"/>quantity = number</text:p>
        <text:p text:style-name="P11"><text:s text:c="24"/>}</text:p>
        <text:p text:style-name="P11"><text:s text:c="20"/>},</text:p>
        <text:p text:style-name="P11"><text:s text:c="20"/>raw = { minimal relevante API-Daten }</text:p>
        <text:p text:style-name="P11"><text:s text:c="16"/>}</text:p>
        <text:p text:style-name="P11"><text:s text:c="12"/>},</text:p>
        <text:p text:style-name="P11"><text:s text:c="12"/>worldQuests = {</text:p>
        <text:p text:style-name="P11"><text:s text:c="16"/>-- Phase 6</text:p>
        <text:p text:style-name="P11"><text:s text:c="12"/>}</text:p>
        <text:p text:style-name="P11"><text:s text:c="8"/>}</text:p>
        <text:p text:style-name="P11"><text:s text:c="4"/>},</text:p>
        <text:p text:style-name="P11"><text:s text:c="4"/>account = {</text:p>
        <text:p text:style-name="P11"><text:s text:c="8"/>tracked = {</text:p>
        <text:p text:style-name="P11"><text:s text:c="12"/>[uniqueKey] = {</text:p>
        <text:p text:style-name="P11"><text:s text:c="16"/>type = "MISSION" | "WORLD_QUEST",</text:p>
        <text:p text:style-name="P11"><text:s text:c="16"/>character = "CharName-Realm",</text:p>
        <text:p text:style-name="P11"><text:s text:c="16"/>id = missionID or questID,</text:p>
        <text:p text:style-name="P11"><text:s text:c="16"/>state = "running" | "ready",</text:p>
        <text:p text:style-name="P11"><text:s text:c="16"/>endTime = 0,</text:p>
        <text:p text:style-name="P11"><text:s text:c="16"/>rewards = {...}</text:p>
        <text:p text:style-name="P11"><text:s text:c="12"/>}</text:p>
        <text:p text:style-name="P11"><text:s text:c="8"/>}</text:p>
        <text:p text:style-name="P11"><text:s text:c="4"/>}</text:p>
        <text:p text:style-name="P11">}</text:p>
      </text:section>
      <text:p text:style-name="P4"/>
      <text:h text:style-name="P1" text:outline-level="1">5️⃣ SPEICHERLOGIK</text:h>
      <text:p text:style-name="P2">Missionen:<text:line-break/><text:line-break/>• Alle Missionen werden char-spezifisch innerhalb von MyRewardTrackerDB.characters gespeichert.<text:line-break/><text:line-break/>• Es existiert keine zusätzliche accountweite Kopie gefilterter Missionen.<text:line-break/> <text:s/>Gefilterte Missionen werden dynamisch über die FilterEngine ermittelt.<text:line-break/><text:line-break/>• Missionen, die nicht mehr existieren, werden beim nächsten Scan aktualisiert oder entfernt.</text:p>
      <text:p text:style-name="P2">World Quests (zukünftig):</text:p>
      <text:list text:style-name="L3">
        <text:list-item>
          <text:p text:style-name="P12">Werden nicht dauerhaft gespeichert.</text:p>
        </text:list-item>
        <text:list-item>
          <text:p text:style-name="P12">Nur beim Scan ausgewertet.</text:p>
        </text:list-item>
        <text:list-item>
          <text:p text:style-name="P12">Optional temporär in memory.</text:p>
        </text:list-item>
      </text:list>
      <text:p text:style-name="P4"/>
      <text:h text:style-name="P1" text:outline-level="1">6️⃣ SCAN-STRATEGIE</text:h>
      <text:p text:style-name="P2">Beim Login:</text:p>
      <text:list text:style-name="L4">
        <text:list-item>
          <text:p text:style-name="P13">Delay von 3–5 Sekunden</text:p>
        </text:list-item>
        <text:list-item>
          <text:p text:style-name="P13"><text:soft-page-break/>Vollständiger Scan aller GarrisonTypes</text:p>
        </text:list-item>
      </text:list>
      <text:p text:style-name="P2">Events:</text:p>
      <text:list text:style-name="L5">
        <text:list-item>
          <text:p text:style-name="P14">GARRISON_MISSION_LIST_UPDATE</text:p>
        </text:list-item>
        <text:list-item>
          <text:p text:style-name="P14">GARRISON_MISSION_FINISHED</text:p>
        </text:list-item>
      </text:list>
      <text:p text:style-name="P2">Kein permanenter Timer.</text:p>
      <text:p text:style-name="P4"/>
      <text:h text:style-name="P1" text:outline-level="1">7️⃣ FILTER-REGELN (Phase 3)</text:h>
      <text:p text:style-name="P2">FilterEngine bekommt einen Eintrag und prüft:</text:p>
      <text:h text:style-name="P5" text:outline-level="2">Item Filter</text:h>
      <text:section text:style-name="Sect1" text:name="Bereich2">
        <text:p text:style-name="P10"><text:bookmark text:name="code-block-viewer Kopie 1"/>reward.itemID == Config.itemID</text:p>
      </text:section>
      <text:h text:style-name="P5" text:outline-level="2">Gold Filter</text:h>
      <text:section text:style-name="Sect1" text:name="Bereich3">
        <text:p text:style-name="P10"><text:bookmark text:name="code-block-viewer Kopie 2"/>reward.currencyID == 0 AND quantity &gt;= minGold (in copper)</text:p>
      </text:section>
      <text:h text:style-name="P5" text:outline-level="2">Currency Filter</text:h>
      <text:section text:style-name="Sect1" text:name="Bereich4">
        <text:p text:style-name="P10"><text:bookmark text:name="code-block-viewer Kopie 3"/>reward.currencyID == Config.currencyID AND quantity &gt;= minValue</text:p>
      </text:section>
      <text:h text:style-name="P5" text:outline-level="2">MissionID Filter</text:h>
      <text:section text:style-name="Sect1" text:name="Bereich5">
        <text:p text:style-name="P10"><text:bookmark text:name="code-block-viewer Kopie 4"/>missionID in Whitelist</text:p>
      </text:section>
      <text:p text:style-name="P2">FilterEngine gibt true/false zurück.</text:p>
      <text:p text:style-name="P4"/>
      <text:h text:style-name="P1" text:outline-level="1">8️⃣ NOTIFIER-REGELN (Phase 4)</text:h>
      <text:p text:style-name="P2">Benachrichtigung erfolgt nur wenn:</text:p>
      <text:list text:style-name="L6">
        <text:list-item>
          <text:p text:style-name="P15">Eintrag Filter besteht</text:p>
        </text:list-item>
        <text:list-item>
          <text:p text:style-name="P15">Eintrag neu ist ODER Status von running → ready wechselt</text:p>
        </text:list-item>
      </text:list>
      <text:p text:style-name="P2">Keine Benachrichtigung für:</text:p>
      <text:list text:style-name="L7">
        <text:list-item>
          <text:p text:style-name="P16">Nicht gefilterte Missionen</text:p>
        </text:list-item>
        <text:list-item>
          <text:p text:style-name="P16">Bereits gemeldete Missionen</text:p>
        </text:list-item>
      </text:list>
      <text:p text:style-name="P2">Optional:</text:p>
      <text:list text:style-name="L8">
        <text:list-item>
          <text:p text:style-name="P17">Sound</text:p>
        </text:list-item>
        <text:list-item>
          <text:p text:style-name="P17">Popup</text:p>
        </text:list-item>
        <text:list-item>
          <text:p text:style-name="P17">Chat-Ausgabe</text:p>
        </text:list-item>
      </text:list>
      <text:p text:style-name="P4"/>
      <text:h text:style-name="P1" text:outline-level="1"><text:soft-page-break/>9️⃣ DASHBOARD-ZIEL (Phase 5)</text:h>
      <text:p text:style-name="P2">Anzeige:</text:p>
      <text:list text:style-name="L9">
        <text:list-item>
          <text:p text:style-name="P18">Charakterliste</text:p>
        </text:list-item>
        <text:list-item>
          <text:p text:style-name="P18">Anzahl gefilterter Missionen</text:p>
        </text:list-item>
        <text:list-item>
          <text:p text:style-name="P18">Status running / ready</text:p>
        </text:list-item>
        <text:list-item>
          <text:p text:style-name="P18">Restzeit</text:p>
        </text:list-item>
        <text:list-item>
          <text:p text:style-name="P18">Rewards</text:p>
        </text:list-item>
      </text:list>
      <text:p text:style-name="P2">Dashboard liest ausschließlich aus account.tracked.</text:p>
      <text:p text:style-name="P4"/>
      <text:h text:style-name="P1" text:outline-level="1">🔟 WORLD QUEST ERWEITERUNG (Phase 6)</text:h>
      <text:p text:style-name="P2">World Quests:</text:p>
      <text:list text:style-name="L10">
        <text:list-item>
          <text:p text:style-name="P19">Nutzen andere API</text:p>
        </text:list-item>
        <text:list-item>
          <text:p text:style-name="P19">Haben expirationTime statt durationSeconds</text:p>
        </text:list-item>
        <text:list-item>
          <text:p text:style-name="P19">Kein Multi-Char Tracking nötig</text:p>
        </text:list-item>
        <text:list-item>
          <text:p text:style-name="P19">Kein persistentes Speichern nötig</text:p>
        </text:list-item>
      </text:list>
      <text:p text:style-name="P2">Aber:</text:p>
      <text:p text:style-name="P2">FilterEngine bleibt gleich.</text:p>
      <text:p text:style-name="P4"/>
      <text:h text:style-name="P1" text:outline-level="1">11️⃣ DESIGN-REGELN</text:h>
      <text:list text:style-name="L11">
        <text:list-item>
          <text:p text:style-name="P20">Keine Berechnung von Erfolgswahrscheinlichkeit</text:p>
        </text:list-item>
        <text:list-item>
          <text:p text:style-name="P20">Keine komplexe Simulation</text:p>
        </text:list-item>
        <text:list-item>
          <text:p text:style-name="P20">Keine Performance-Overkill-Loops</text:p>
        </text:list-item>
        <text:list-item>
          <text:p text:style-name="P20">Keine Expansion-spezifischen Module</text:p>
        </text:list-item>
        <text:list-item>
          <text:p text:style-name="P20">Keine API-Aufrufe außerhalb Scanner</text:p>
        </text:list-item>
      </text:list>
      <text:p text:style-name="P4"/>
      <text:h text:style-name="P1" text:outline-level="1">12️⃣ ENTWICKLUNGSPHASEN</text:h>
      <text:p text:style-name="P2">Phase 1 – Backend Mission Scanner<text:line-break/>Phase 2 – Debug UI<text:line-break/><text:soft-page-break/>Phase 3 – FilterEngine<text:line-break/>Phase 4 – Notifier<text:line-break/>Phase 5 – Dashboard<text:line-break/>Phase 6 – World Quest Integration</text:p>
      <text:p text:style-name="P4"/>
      <text:h text:style-name="P1" text:outline-level="1">13️⃣ NICHT-ZIELE</text:h>
      <text:list text:style-name="L12">
        <text:list-item>
          <text:p text:style-name="P21">Kein Follower-Management</text:p>
        </text:list-item>
        <text:list-item>
          <text:p text:style-name="P21">Kein Success-Chance Optimizer</text:p>
        </text:list-item>
        <text:list-item>
          <text:p text:style-name="P21">Kein Auto-Start</text:p>
        </text:list-item>
        <text:list-item>
          <text:p text:style-name="P21">Keine komplexen Berechnungen</text:p>
        </text:list-item>
        <text:list-item>
          <text:p text:style-name="P21">Keine historische Statistik (optional Zukunft)</text:p>
        </text:list-item>
      </text:list>
      <text:p text:style-name="P4"/>
      <text:h text:style-name="P1" text:outline-level="1">✅ STATUS</text:h>
      <text:p text:style-name="P2">Architektur ist:</text:p>
      <text:list text:style-name="L13">
        <text:list-item>
          <text:p text:style-name="P22">Modular</text:p>
        </text:list-item>
        <text:list-item>
          <text:p text:style-name="P22">Erweiterbar</text:p>
        </text:list-item>
        <text:list-item>
          <text:p text:style-name="P22">API-unabhängig außerhalb Scanner</text:p>
        </text:list-item>
        <text:list-item>
          <text:p text:style-name="P22">World-Quest-ready</text:p>
        </text:list-item>
        <text:list-item>
          <text:p text:style-name="P22">Multi-Char-fähig</text:p>
        </text:list-item>
        <text:list-item>
          <text:p text:style-name="P22">Refactor-sicher</text:p>
        </text:list-item>
      </text:list>
      <text:p text:style-name="P4"/>
      <text:h text:style-name="P1" text:outline-level="1">🧠 Wichtig</text:h>
      <text:p text:style-name="P2">Ab jetzt gilt:</text:p>
      <text:p text:style-name="P2">Wir verändern diese Architektur nicht mehr leichtfertig.</text:p>
      <text:p text:style-name="P2">Wenn später etwas nicht passt,<text:line-break/>wird geprüft,<text:line-break/>ob es Architektur- oder Implementierungsproblem ist.</text:p>
      <text:p text:style-name="P23"><text:line-break/><text:line-break/><text:span text:style-name="T2">Zusätzliches WEIL DU sie vergessen hast zu dokummentireren !!!<text:line-break/><text:line-break/></text:span>🔒 Verbindliche Grundlage – Mission Struktur</text:p>
      <text:p text:style-name="P2">Basierend auf deinem Debug liefert eine Mission mindestens:</text:p>
      <text:h text:style-name="P24" text:outline-level="3"><text:soft-page-break/>Identifikation</text:h>
      <text:list text:style-name="L14">
        <text:list-item>
          <text:p text:style-name="P25"><text:span text:style-name="Source_20_Text">missionID</text:span></text:p>
        </text:list-item>
        <text:list-item>
          <text:p text:style-name="P25"><text:span text:style-name="Source_20_Text">name</text:span></text:p>
        </text:list-item>
        <text:list-item>
          <text:p text:style-name="P25"><text:span text:style-name="Source_20_Text">title</text:span></text:p>
        </text:list-item>
        <text:list-item>
          <text:p text:style-name="P25"><text:span text:style-name="Source_20_Text">description</text:span></text:p>
        </text:list-item>
        <text:list-item>
          <text:p text:style-name="P25"><text:span text:style-name="Source_20_Text">type</text:span></text:p>
        </text:list-item>
        <text:list-item>
          <text:p text:style-name="P25"><text:span text:style-name="Source_20_Text">level</text:span></text:p>
        </text:list-item>
        <text:list-item>
          <text:p text:style-name="P25"><text:span text:style-name="Source_20_Text">iLevel</text:span></text:p>
        </text:list-item>
        <text:list-item>
          <text:p text:style-name="P25"><text:span text:style-name="Source_20_Text">areaID</text:span></text:p>
        </text:list-item>
        <text:list-item>
          <text:p text:style-name="P25"><text:span text:style-name="Source_20_Text">location</text:span></text:p>
        </text:list-item>
        <text:list-item>
          <text:p text:style-name="P25"><text:span text:style-name="Source_20_Text">followerTypeID</text:span></text:p>
        </text:list-item>
      </text:list>
      <text:h text:style-name="P24" text:outline-level="3">Status</text:h>
      <text:list text:style-name="L15">
        <text:list-item>
          <text:p text:style-name="P26"><text:span text:style-name="Source_20_Text">inProgress</text:span></text:p>
        </text:list-item>
        <text:list-item>
          <text:p text:style-name="P26"><text:span text:style-name="Source_20_Text">completed</text:span></text:p>
        </text:list-item>
        <text:list-item>
          <text:p text:style-name="P26"><text:span text:style-name="Source_20_Text">canStart</text:span></text:p>
        </text:list-item>
        <text:list-item>
          <text:p text:style-name="P26"><text:span text:style-name="Source_20_Text">isRare</text:span></text:p>
        </text:list-item>
        <text:list-item>
          <text:p text:style-name="P26"><text:span text:style-name="Source_20_Text">isTutorialMission</text:span></text:p>
        </text:list-item>
        <text:list-item>
          <text:p text:style-name="P26"><text:span text:style-name="Source_20_Text">isZoneSupport</text:span></text:p>
        </text:list-item>
        <text:list-item>
          <text:p text:style-name="P26"><text:span text:style-name="Source_20_Text">isMaxLevel</text:span></text:p>
        </text:list-item>
      </text:list>
      <text:h text:style-name="P24" text:outline-level="3">Zeit</text:h>
      <text:list text:style-name="L16">
        <text:list-item>
          <text:p text:style-name="P27"><text:span text:style-name="Source_20_Text">duration</text:span></text:p>
        </text:list-item>
        <text:list-item>
          <text:p text:style-name="P27"><text:span text:style-name="Source_20_Text">durationSeconds</text:span></text:p>
        </text:list-item>
        <text:list-item>
          <text:p text:style-name="P27"><text:span text:style-name="Source_20_Text">offerTimeRemaining</text:span></text:p>
        </text:list-item>
        <text:list-item>
          <text:p text:style-name="P27"><text:span text:style-name="Source_20_Text">offerEndTime</text:span></text:p>
        </text:list-item>
      </text:list>
      <text:h text:style-name="P24" text:outline-level="3">Kosten</text:h>
      <text:list text:style-name="L17">
        <text:list-item>
          <text:p text:style-name="P28"><text:span text:style-name="Source_20_Text">cost</text:span></text:p>
        </text:list-item>
        <text:list-item>
          <text:p text:style-name="P28"><text:span text:style-name="Source_20_Text">basecost</text:span></text:p>
        </text:list-item>
        <text:list-item>
          <text:p text:style-name="P28"><text:span text:style-name="Source_20_Text">costCurrencyTypesID</text:span></text:p>
        </text:list-item>
      </text:list>
      <text:h text:style-name="P24" text:outline-level="3">Erfolg / Mechanik</text:h>
      <text:list text:style-name="L18">
        <text:list-item>
          <text:p text:style-name="P29"><text:span text:style-name="Source_20_Text">requiredSuccessChance</text:span></text:p>
        </text:list-item>
        <text:list-item>
          <text:p text:style-name="P29"><text:span text:style-name="Source_20_Text">requiredChampionCount</text:span></text:p>
        </text:list-item>
        <text:list-item>
          <text:p text:style-name="P29"><text:soft-page-break/><text:span text:style-name="Source_20_Text">missionScalar</text:span></text:p>
        </text:list-item>
        <text:list-item>
          <text:p text:style-name="P29"><text:span text:style-name="Source_20_Text">hasBonusEffect</text:span></text:p>
        </text:list-item>
        <text:list-item>
          <text:p text:style-name="P29"><text:span text:style-name="Source_20_Text">overmaxSucceeded</text:span></text:p>
        </text:list-item>
        <text:list-item>
          <text:p text:style-name="P29"><text:span text:style-name="Source_20_Text">overmaxRewards</text:span></text:p>
        </text:list-item>
      </text:list>
      <text:h text:style-name="P24" text:outline-level="3">Position</text:h>
      <text:list text:style-name="L19">
        <text:list-item>
          <text:p text:style-name="P30"><text:span text:style-name="Source_20_Text">mapPosX</text:span></text:p>
        </text:list-item>
        <text:list-item>
          <text:p text:style-name="P30"><text:span text:style-name="Source_20_Text">mapPosY</text:span></text:p>
        </text:list-item>
        <text:list-item>
          <text:p text:style-name="P30"><text:span text:style-name="Source_20_Text">locTextureKit</text:span></text:p>
        </text:list-item>
      </text:list>
      <text:h text:style-name="P24" text:outline-level="3">Rewards (wichtig für dein Ziel)</text:h>
      <text:p text:style-name="P2"><text:span text:style-name="Source_20_Text">rewards</text:span> enthält:</text:p>
      <text:list text:style-name="L20">
        <text:list-item>
          <text:p text:style-name="P31"><text:span text:style-name="Source_20_Text">itemID</text:span></text:p>
        </text:list-item>
        <text:list-item>
          <text:p text:style-name="P31"><text:span text:style-name="Source_20_Text">itemLink</text:span></text:p>
        </text:list-item>
        <text:list-item>
          <text:p text:style-name="P31"><text:span text:style-name="Source_20_Text">quantity</text:span></text:p>
        </text:list-item>
        <text:list-item>
          <text:p text:style-name="P31"><text:span text:style-name="Source_20_Text">currencyID</text:span></text:p>
        </text:list-item>
        <text:list-item>
          <text:p text:style-name="P31"><text:span text:style-name="Source_20_Text">name</text:span></text:p>
        </text:list-item>
        <text:list-item>
          <text:p text:style-name="P31"><text:span text:style-name="Source_20_Text">title</text:span></text:p>
        </text:list-item>
        <text:list-item>
          <text:p text:style-name="P31"><text:span text:style-name="Source_20_Text">icon</text:span></text:p>
        </text:list-item>
        <text:list-item>
          <text:p text:style-name="P31"><text:span text:style-name="Source_20_Text">tooltip</text:span></text:p>
        </text:list-item>
        <text:list-item>
          <text:p text:style-name="P31"><text:span text:style-name="Source_20_Text">followerXP</text:span></text:p>
        </text:list-item>
      </text:list>
      <text:p text:style-name="P32"><text:line-break/><text:line-break/><text:span text:style-name="T3">änderung die erst beim fortgeschritten programien auf gefallen sind <text:s/>und wir angeapsst haben<text:line-break/><text:line-break/></text:span>So passt es dann in deine Dokumentation</text:p>
      <text:p text:style-name="P2">Du kannst den Punkt so ändern:</text:p>
      <text:h text:style-name="P5" text:outline-level="2">Filterung nach</text:h>
      <text:section text:style-name="Sect1" text:name="Bereich7">
        <text:p text:style-name="P10"><text:bookmark text:name="code-block-viewer Kopie 6"/>• ItemID</text:p>
        <text:p text:style-name="P11">• Gold-Mindestwert</text:p>
        <text:p text:style-name="P11">• Currency-Mindestwert pro CurrencyID</text:p>
        <text:p text:style-name="P11">• Optional MissionID</text:p>
      </text:section>
      <text:p text:style-name="P2">Currency-Definition:</text:p>
      <text:section text:style-name="Sect1" text:name="Bereich8">
        <text:p text:style-name="P10"><text:bookmark text:name="code-block-viewer Kopie 7"/>CurrencyMinimum = {</text:p>
        <text:p text:style-name="P11"><text:s text:c="4"/>[CurrencyID] = Mindestwert</text:p>
        <text:p text:style-name="P11">}</text:p>
      </text:section>
      <text:p text:style-name="P2">Beispiel:</text:p>
      <text:section text:style-name="Sect1" text:name="Bereich9">
        <text:p text:style-name="P10"><text:bookmark text:name="code-block-viewer Kopie 8"/>[1813] = 200 <text:s text:c="2"/>→ Reservoir Anima ab 200</text:p>
        <text:p text:style-name="P11">[2003] = 50 <text:s text:c="3"/>→ Dragon Isles Supplies ab 50</text:p>
      </text:section>
      <text:p text:style-name="P4"><text:soft-page-break/></text:p>
      <text:h text:style-name="P1" text:outline-level="1">Wichtig für deine Architektur</text:h>
      <text:p text:style-name="P2">Damit wird dein Filter später extrem klar:</text:p>
      <text:section text:style-name="Sect1" text:name="Bereich10">
        <text:p text:style-name="P10"><text:bookmark text:name="code-block-viewer Kopie 9"/>Reward prüfen</text:p>
        <text:p text:style-name="P11">│</text:p>
        <text:p text:style-name="P11">├─ ItemID in ItemWhitelist → TRUE</text:p>
        <text:p text:style-name="P11">│</text:p>
        <text:p text:style-name="P11">├─ currencyID vorhanden</text:p>
        <text:p text:style-name="P11">│ <text:s text:c="4"/>└ Mindestwert definiert?</text:p>
        <text:p text:style-name="P11">│ <text:s text:c="10"/>└ quantity &gt;= Mindestwert → TRUE</text:p>
        <text:p text:style-name="P11">│</text:p>
        <text:p text:style-name="P11">├─ Gold ≥ GoldMinimum → TRUE</text:p>
        <text:p text:style-name="P11">│</text:p>
        <text:p text:style-name="P11">└─ MissionID Whitelist → TRUE</text:p>
      </text:section>
      <text:p text:style-name="P2">Wenn nichts zutrifft:</text:p>
      <text:section text:style-name="Sect1" text:name="Bereich11">
        <text:p text:style-name="P10"><text:bookmark text:name="code-block-viewer Kopie 10"/>FALSE</text:p>
      </text:section>
      <text:p text:style-name="P4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4:51:56.826315000</meta:creation-date>
    <dc:date>2026-03-03T00:15:07.567721000</dc:date>
    <meta:editing-duration>PT18M4S</meta:editing-duration>
    <meta:editing-cycles>3</meta:editing-cycles>
    <meta:generator>LibreOffice/25.2.5.2$Windows_X86_64 LibreOffice_project/03d19516eb2e1dd5d4ccd751a0d6f35f35e08022</meta:generator>
    <meta:document-statistic meta:table-count="1" meta:image-count="0" meta:object-count="0" meta:page-count="9" meta:paragraph-count="254" meta:word-count="888" meta:character-count="6700" meta:non-whitespace-character-count="5430"/>
  </office:meta>
</office:document-meta>
</file>